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12.644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12" style:family="table-cell" style:parent-style-name="Default" style:data-style-name="N108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padding="0.136cm" style:shrink-to-fit="true" style:vertical-align="middle"/>
      <style:paragraph-properties fo:text-align="center" fo:margin-left="0cm"/>
      <style:text-properties fo:color="#000000" style:font-name="Verdana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style:rotation-angle="0" style:shrink-to-fit="true" style:vertical-align="middle"/>
      <style:paragraph-properties fo:text-align="center" fo:margin-left="0cm"/>
      <style:text-properties style:font-name="Verdan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shrink-to-fit="tru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shrink-to-fit="true" style:vertical-align="middle"/>
      <style:paragraph-properties fo:text-align="center" fo:margin-left="0cm"/>
      <style:text-properties style:font-name="Verdana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Nadruk</text:p>
          </table:table-cell>
          <table:covered-table-cell table:style-name="ce1"/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Ilość kolorów</text:p>
          </table:table-cell>
          <table:table-cell table:style-name="ce19" office:value-type="string" calcext:value-type="string">
            <text:p>Cena materiałów</text:p>
          </table:table-cell>
        </table:table-row>
        <table:table-row table:style-name="ro2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6" office:value-type="string" calcext:value-type="string">
            <text:p>TZOLOWE-0002 - Ołówek Quick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OLOWE-0006 - Ołówek Short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2" calcext:value-type="currency">
            <text:p>0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OLOWE-0001 - Ołówek Nik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3" calcext:value-type="currency">
            <text:p>0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33 - Długopis plastikowy Nett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4" calcext:value-type="currency">
            <text:p>0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34 - Długopis plastikowy Netto Col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5" calcext:value-type="currency">
            <text:p>0,50 zł</text:p>
          </table:table-cell>
        </table:table-row>
        <table:table-row table:style-name="ro2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6" office:value-type="string" calcext:value-type="string">
            <text:p>TZDLUGO-0001 - Długopis plastikowy Onyx 2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6" calcext:value-type="currency">
            <text:p>0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2 - Długopis plastikowy Toki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7" calcext:value-type="currency">
            <text:p>0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3 - Długopis plastikowy Eas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8" calcext:value-type="currency">
            <text:p>0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3 - Długopis plastikowy Kob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0.9" calcext:value-type="currency">
            <text:p>0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80 - Długopis plastikowy Li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" calcext:value-type="currency">
            <text:p>1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81 - Długopis plastikowy Lio Col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1" calcext:value-type="currency">
            <text:p>1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OLOWE-0003 - Ołówek Stolarski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2" calcext:value-type="currency">
            <text:p>1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5 - Długopis plastikowy Nik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3" calcext:value-type="currency">
            <text:p>1,30 zł</text:p>
          </table:table-cell>
        </table:table-row>
        <table:table-row table:style-name="ro2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6" office:value-type="string" calcext:value-type="string">
            <text:p>TZDLUGO-0008 - Długopis plastikowy Baro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4" calcext:value-type="currency">
            <text:p>1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7N - Długopis plastikowy Rainbow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31 - Długopis plastikowy Rico Mix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6" calcext:value-type="currency">
            <text:p>1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30 - Długopis plastikowy Rico Soli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9 - Długopis plastikowy Rico Whit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8" calcext:value-type="currency">
            <text:p>1,80 zł</text:p>
          </table:table-cell>
        </table:table-row>
        <table:table-row table:style-name="ro2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6" office:value-type="string" calcext:value-type="string">
            <text:p>TZDLUGO-0024 - Długopis plastikowy Shark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.9" calcext:value-type="currency">
            <text:p>1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5 - Długopis plastikowy Spoti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" calcext:value-type="currency">
            <text:p>2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8 - Długopis plastikowy Fill Classic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1" calcext:value-type="currency">
            <text:p>2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6 - Długopis plastikowy Fill Soli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2" calcext:value-type="currency">
            <text:p>2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7 - Długopis plastikowy Fill Whit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3" calcext:value-type="currency">
            <text:p>2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6 - Długopis plastikowy Fast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4" calcext:value-type="currency">
            <text:p>2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21 - Długopis plastikowy Kolib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5" calcext:value-type="currency">
            <text:p>2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5 - Długopis plastikowy Milan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6" calcext:value-type="currency">
            <text:p>2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9 - Długopis plastikowy Strzykawk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7" calcext:value-type="currency">
            <text:p>2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68 - Długopis ekologiczny Pink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8" calcext:value-type="currency">
            <text:p>2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9 - Długopis plastikowy Kedu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2.9" calcext:value-type="currency">
            <text:p>2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85 - Długopis plastikowy Kalido Col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" calcext:value-type="currency">
            <text:p>3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84 - Długopis plastikowy Kalido Soli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1" calcext:value-type="currency">
            <text:p>3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52 - Długopis ekologiczny Ec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2" calcext:value-type="currency">
            <text:p>3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63 - Długopis plastikowy Comet Col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3" calcext:value-type="currency">
            <text:p>3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62 - Długopis plastikowy Comet Soli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4" calcext:value-type="currency">
            <text:p>3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61 - Długopis plastikowy Comet White 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5" calcext:value-type="currency">
            <text:p>3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3 - Długopis plastikowy Piryt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6" calcext:value-type="currency">
            <text:p>3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4 - Długopis plastikowy Okej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7" calcext:value-type="currency">
            <text:p>3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2 - Długopis plastikowy Moder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8" calcext:value-type="currency">
            <text:p>3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0 - Długopis plastikowy Lollipop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3.9" calcext:value-type="currency">
            <text:p>3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04 - Długopis plastikowy Barcelon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" calcext:value-type="currency">
            <text:p>4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7 - Długopis plastikowy Cid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1" calcext:value-type="currency">
            <text:p>4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8 - Długopis plastikowy Cisn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2" calcext:value-type="currency">
            <text:p>4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2 - Długopis plastikowy Bo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3" calcext:value-type="currency">
            <text:p>4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7 - Długopis plastikowy Merkur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4" calcext:value-type="currency">
            <text:p>4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8 - Długopis plastikowy Neptu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5" calcext:value-type="currency">
            <text:p>4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4 - Długopis plastikowy Cobr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6" calcext:value-type="currency">
            <text:p>4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5 - Długopis plastikowy Piłk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7" calcext:value-type="currency">
            <text:p>4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76 - Długopis plastikowy Happ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8" calcext:value-type="currency">
            <text:p>4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19 - Długopis plastikowy Tubk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4.9" calcext:value-type="currency">
            <text:p>4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OLOWE-0005 - Ołówek Choink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" calcext:value-type="currency">
            <text:p>5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OLOWE-0004 - Ołówek Mikołaj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1" calcext:value-type="currency">
            <text:p>5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53 - Długopis plastikowy Octopus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2" calcext:value-type="currency">
            <text:p>5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0 - Długopis Kell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3" calcext:value-type="currency">
            <text:p>5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1 - Długopis ze słomy pszenicznej Wilso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4" calcext:value-type="currency">
            <text:p>5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2 - Długopis ze słomy pszenicznej Denv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5" calcext:value-type="currency">
            <text:p>5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3 - Długopis ze słomy pszenicznej Olivi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6" calcext:value-type="currency">
            <text:p>5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4 - Długopis antybakteryjny Alf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7" calcext:value-type="currency">
            <text:p>5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5 - Długopis antybakteryjny Tang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8" calcext:value-type="currency">
            <text:p>5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DLUGO-0096 - Długopis antybakteryjny Brav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5.9" calcext:value-type="currency">
            <text:p>5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BRELO-0003 - Brelok do wózka Cart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6" calcext:value-type="currency">
            <text:p>6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BRELO-0006 - Brelok odblaskowy Miś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6.1" calcext:value-type="currency">
            <text:p>6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BRELO-0007 - Brelok odblaskowy Miś plastikow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6.2" calcext:value-type="currency">
            <text:p>6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BRELO-0008 - Brelok odblaskowy Trójkąt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NTAMP-0001-100-1 </text:p>
          </table:table-cell>
          <table:table-cell table:style-name="ce7" office:value-type="string" calcext:value-type="string">
            <text:p>TZBRELO-0009 - Koniczynka odblaskow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6.4" calcext:value-type="currency">
            <text:p>6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6" office:value-type="string" calcext:value-type="string">
            <text:p>TZOLOWE-0002 - Ołówek Quick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6.5" calcext:value-type="currency">
            <text:p>6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OLOWE-0006 - Ołówek Short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6.6" calcext:value-type="currency">
            <text:p>6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OLOWE-0001 - Ołówek Nik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6.7" calcext:value-type="currency">
            <text:p>6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33 - Długopis plastikowy Nett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6.8" calcext:value-type="currency">
            <text:p>6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34 - Długopis plastikowy Netto Col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6.9" calcext:value-type="currency">
            <text:p>6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6" office:value-type="string" calcext:value-type="string">
            <text:p>TZDLUGO-0001 - Długopis plastikowy Onyx 2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" calcext:value-type="currency">
            <text:p>7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2 - Długopis plastikowy Toki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1" calcext:value-type="currency">
            <text:p>7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3 - Długopis plastikowy Eas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2" calcext:value-type="currency">
            <text:p>7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3 - Długopis plastikowy Kob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3" calcext:value-type="currency">
            <text:p>7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80 - Długopis plastikowy Li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4" calcext:value-type="currency">
            <text:p>7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81 - Długopis plastikowy Lio Col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5" calcext:value-type="currency">
            <text:p>7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OLOWE-0003 - Ołówek Stolarski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6" calcext:value-type="currency">
            <text:p>7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5 - Długopis plastikowy Nik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7" calcext:value-type="currency">
            <text:p>7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6" office:value-type="string" calcext:value-type="string">
            <text:p>TZDLUGO-0008 - Długopis plastikowy Baro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8" calcext:value-type="currency">
            <text:p>7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7N - Długopis plastikowy Rainbow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7.9" calcext:value-type="currency">
            <text:p>7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31 - Długopis plastikowy Rico Mix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" calcext:value-type="currency">
            <text:p>8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30 - Długopis plastikowy Rico Soli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1" calcext:value-type="currency">
            <text:p>8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9 - Długopis plastikowy Rico Whit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2" calcext:value-type="currency">
            <text:p>8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6" office:value-type="string" calcext:value-type="string">
            <text:p>TZDLUGO-0024 - Długopis plastikowy Shark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3" calcext:value-type="currency">
            <text:p>8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5 - Długopis plastikowy Spoti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4" calcext:value-type="currency">
            <text:p>8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8 - Długopis plastikowy Fill Classic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5" calcext:value-type="currency">
            <text:p>8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6 - Długopis plastikowy Fill Soli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6" calcext:value-type="currency">
            <text:p>8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7 - Długopis plastikowy Fill Whit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7" calcext:value-type="currency">
            <text:p>8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6 - Długopis plastikowy Fast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8" calcext:value-type="currency">
            <text:p>8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21 - Długopis plastikowy Kolibe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8.9" calcext:value-type="currency">
            <text:p>8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5 - Długopis plastikowy Milan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" calcext:value-type="currency">
            <text:p>9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9 - Długopis plastikowy Strzykawk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1" calcext:value-type="currency">
            <text:p>9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68 - Długopis ekologiczny Pink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2" calcext:value-type="currency">
            <text:p>9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9 - Długopis plastikowy Kedu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3" calcext:value-type="currency">
            <text:p>9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85 - Długopis plastikowy Kalido Col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4" calcext:value-type="currency">
            <text:p>9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84 - Długopis plastikowy Kalido Soli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5" calcext:value-type="currency">
            <text:p>9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52 - Długopis ekologiczny Ec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6" calcext:value-type="currency">
            <text:p>9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63 - Długopis plastikowy Comet Col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7" calcext:value-type="currency">
            <text:p>9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62 - Długopis plastikowy Comet Soli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8" calcext:value-type="currency">
            <text:p>9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61 - Długopis plastikowy Comet White 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9.9" calcext:value-type="currency">
            <text:p>9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3 - Długopis plastikowy Piryt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" calcext:value-type="currency">
            <text:p>10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4 - Długopis plastikowy Okej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1" calcext:value-type="currency">
            <text:p>10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2 - Długopis plastikowy Moder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2" calcext:value-type="currency">
            <text:p>10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0 - Długopis plastikowy Lollipop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3" calcext:value-type="currency">
            <text:p>10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04 - Długopis plastikowy Barcelon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4" calcext:value-type="currency">
            <text:p>10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7 - Długopis plastikowy Cid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5" calcext:value-type="currency">
            <text:p>10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8 - Długopis plastikowy Cisn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6" calcext:value-type="currency">
            <text:p>10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2 - Długopis plastikowy Bo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7" calcext:value-type="currency">
            <text:p>10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7 - Długopis plastikowy Merkur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8" calcext:value-type="currency">
            <text:p>10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8 - Długopis plastikowy Neptu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0.9" calcext:value-type="currency">
            <text:p>10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4 - Długopis plastikowy Cobr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" calcext:value-type="currency">
            <text:p>11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5 - Długopis plastikowy Piłk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1" calcext:value-type="currency">
            <text:p>11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76 - Długopis plastikowy Happ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2" calcext:value-type="currency">
            <text:p>11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19 - Długopis plastikowy Tubk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OLOWE-0005 - Ołówek Choink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4" calcext:value-type="currency">
            <text:p>11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OLOWE-0004 - Ołówek Mikołaj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5" calcext:value-type="currency">
            <text:p>11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53 - Długopis plastikowy Octopus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6" calcext:value-type="currency">
            <text:p>11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0 - Długopis Kell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7" calcext:value-type="currency">
            <text:p>11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1 - Długopis ze słomy pszenicznej Wilso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8" calcext:value-type="currency">
            <text:p>11,8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2 - Długopis ze słomy pszenicznej Denve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1.9" calcext:value-type="currency">
            <text:p>11,9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3 - Długopis ze słomy pszenicznej Olivie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" calcext:value-type="currency">
            <text:p>12,0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4 - Długopis antybakteryjny Alf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1" calcext:value-type="currency">
            <text:p>12,1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5 - Długopis antybakteryjny Tang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2" calcext:value-type="currency">
            <text:p>12,2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DLUGO-0096 - Długopis antybakteryjny Brav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3" calcext:value-type="currency">
            <text:p>12,3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BRELO-0003 - Brelok do wózka Cart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4" calcext:value-type="currency">
            <text:p>12,4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BRELO-0006 - Brelok odblaskowy Miś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5" calcext:value-type="currency">
            <text:p>12,5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BRELO-0007 - Brelok odblaskowy Miś plastikow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6" calcext:value-type="currency">
            <text:p>12,6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BRELO-0008 - Brelok odblaskowy Trójkąt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7" calcext:value-type="currency">
            <text:p>12,70 zł</text:p>
          </table:table-cell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<text:s text:c="2"/>NTAMP-0001-100-2 </text:p>
          </table:table-cell>
          <table:table-cell table:style-name="ce7" office:value-type="string" calcext:value-type="string">
            <text:p>TZBRELO-0009 - Koniczynka odblaskow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2.8" calcext:value-type="currency">
            <text:p>12,80 zł</text:p>
          </table:table-cell>
        </table:table-row>
        <table:table-row table:style-name="ro2">
          <table:table-cell table:style-name="ce3"/>
          <table:table-cell table:style-name="ce2"/>
          <table:table-cell table:style-name="ce7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1-50</text:p>
          </table:table-cell>
          <table:table-cell table:style-name="ce2" office:value-type="string" calcext:value-type="string">
            <text:p>NTAMP-0001-50-1</text:p>
          </table:table-cell>
          <table:table-cell table:style-name="ce6" office:value-type="string" calcext:value-type="string">
            <text:p>TZDLUGO-0016 - Długopis plastikowy Zenith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" calcext:value-type="currency">
            <text:p>13,00 zł</text:p>
          </table:table-cell>
        </table:table-row>
        <table:table-row table:style-name="ro2">
          <table:table-cell table:style-name="ce3" office:value-type="string" calcext:value-type="string">
            <text:p>T1-50</text:p>
          </table:table-cell>
          <table:table-cell table:style-name="ce2" office:value-type="string" calcext:value-type="string">
            <text:p>NTAMP-0001-50-2 </text:p>
          </table:table-cell>
          <table:table-cell table:style-name="ce8" office:value-type="string" calcext:value-type="string">
            <text:p>TZDLUGO-0016 - Długopis plastikowy Zenith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3.1" calcext:value-type="currency">
            <text:p>13,10 zł</text:p>
          </table:table-cell>
        </table:table-row>
        <table:table-row table:style-name="ro2">
          <table:table-cell table:style-name="ce3"/>
          <table:table-cell table:style-name="ce2"/>
          <table:table-cell table:style-name="ce8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6" office:value-type="string" calcext:value-type="string">
            <text:p>TZZAPAL-0002 - Zapalniczka krzesiwowa Bronc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3" calcext:value-type="currency">
            <text:p>13,3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ZAPAL-0001 - Zapalniczka krzesiwowa Fantas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4" calcext:value-type="currency">
            <text:p>13,4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ZAPAL-0004 - Zapalniczka piezoelektryczna Soli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5" calcext:value-type="currency">
            <text:p>13,5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ZAPAL-0003 - Zapalniczka piezoelektryczna SparkPr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6" calcext:value-type="currency">
            <text:p>13,6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LINIJ-0001 - Linijka plastikowa 20cm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7" calcext:value-type="currency">
            <text:p>13,7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6" office:value-type="string" calcext:value-type="string">
            <text:p>TZOTWIE-0003 - Otwieracz plastikowy Han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8" calcext:value-type="currency">
            <text:p>13,8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POZOS-0004 - Opaska odblaskow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3.9" calcext:value-type="currency">
            <text:p>13,9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SKROB-0004 - Skrobaczka do szyb Berge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4" calcext:value-type="currency">
            <text:p>14,0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POZOS-0033 - Zestaw ołówek+linijka Ezr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4.1" calcext:value-type="currency">
            <text:p>14,1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1 </text:p>
          </table:table-cell>
          <table:table-cell table:style-name="ce7" office:value-type="string" calcext:value-type="string">
            <text:p>TZPOZOS-0027 - Pomadka ochronna Lol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4.2" calcext:value-type="currency">
            <text:p>14,2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6" office:value-type="string" calcext:value-type="string">
            <text:p>TZZAPAL-0002 - Zapalniczka krzesiwowa Bronc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3" calcext:value-type="currency">
            <text:p>14,3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ZAPAL-0001 - Zapalniczka krzesiwowa Fantas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4" calcext:value-type="currency">
            <text:p>14,4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ZAPAL-0004 - Zapalniczka piezoelektryczna Soli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5" calcext:value-type="currency">
            <text:p>14,5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ZAPAL-0003 - Zapalniczka piezoelektryczna SparkPr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6" calcext:value-type="currency">
            <text:p>14,6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LINIJ-0001 - Linijka plastikowa 20cm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7" calcext:value-type="currency">
            <text:p>14,7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6" office:value-type="string" calcext:value-type="string">
            <text:p>TZOTWIE-0003 - Otwieracz plastikowy Hand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8" calcext:value-type="currency">
            <text:p>14,8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POZOS-0004 - Opaska odblaskow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4.9" calcext:value-type="currency">
            <text:p>14,9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SKROB-0004 - Skrobaczka do szyb Berge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5" calcext:value-type="currency">
            <text:p>15,0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POZOS-0033 - Zestaw ołówek+linijka Ezr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5.1" calcext:value-type="currency">
            <text:p>15,10 zł</text:p>
          </table:table-cell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NTAMP-0002-100-2 </text:p>
          </table:table-cell>
          <table:table-cell table:style-name="ce7" office:value-type="string" calcext:value-type="string">
            <text:p>TZPOZOS-0027 - Pomadka ochronna Lola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5.2" calcext:value-type="currency">
            <text:p>15,20 zł</text:p>
          </table:table-cell>
        </table:table-row>
        <table:table-row table:style-name="ro2">
          <table:table-cell table:style-name="ce3"/>
          <table:table-cell table:style-name="ce2"/>
          <table:table-cell table:style-name="ce7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6" office:value-type="string" calcext:value-type="string">
            <text:p>TZNOTES-0001 - Notes Cas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4" calcext:value-type="currency">
            <text:p>15,4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NOTES-0003 - Notes Eco1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5" calcext:value-type="currency">
            <text:p>15,5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NOTES-0004 - Notes Eco2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6" calcext:value-type="currency">
            <text:p>15,6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NOTES-0005 - Notes Eco3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7" calcext:value-type="currency">
            <text:p>15,7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NOTES-0002 - Notes Mast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8" calcext:value-type="currency">
            <text:p>15,8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MIARA-0001 - Miara zwijana 2m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5.9" calcext:value-type="currency">
            <text:p>15,9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2" office:value-type="string" calcext:value-type="string">
            <text:p>TZPOZOS-0005 - Bidon zwijan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6" calcext:value-type="currency">
            <text:p>16,0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1 </text:p>
          </table:table-cell>
          <table:table-cell table:style-name="ce9" office:value-type="string" calcext:value-type="string">
            <text:p>TZMIARA-0002 - Miara składana 2m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6.1" calcext:value-type="currency">
            <text:p>16,1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6" office:value-type="string" calcext:value-type="string">
            <text:p>TZNOTES-0001 - Notes Cas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2" calcext:value-type="currency">
            <text:p>16,2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NOTES-0003 - Notes Eco1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3" calcext:value-type="currency">
            <text:p>16,3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NOTES-0004 - Notes Eco2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4" calcext:value-type="currency">
            <text:p>16,4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NOTES-0005 - Notes Eco3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5" calcext:value-type="currency">
            <text:p>16,5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NOTES-0002 - Notes Maste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6" calcext:value-type="currency">
            <text:p>16,6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MIARA-0001 - Miara zwijana 2m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7" calcext:value-type="currency">
            <text:p>16,7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2" office:value-type="string" calcext:value-type="string">
            <text:p>TZPOZOS-0005 - Bidon zwijan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8" calcext:value-type="currency">
            <text:p>16,80 zł</text:p>
          </table:table-cell>
        </table:table-row>
        <table:table-row table:style-name="ro2">
          <table:table-cell table:style-name="ce3" office:value-type="string" calcext:value-type="string">
            <text:p>T2-50</text:p>
          </table:table-cell>
          <table:table-cell table:style-name="ce2" office:value-type="string" calcext:value-type="string">
            <text:p>NTAMP-0002-50-2 </text:p>
          </table:table-cell>
          <table:table-cell table:style-name="ce9" office:value-type="string" calcext:value-type="string">
            <text:p>TZMIARA-0002 - Miara składana 2m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6.9" calcext:value-type="currency">
            <text:p>16,90 zł</text:p>
          </table:table-cell>
        </table:table-row>
        <table:table-row table:style-name="ro2">
          <table:table-cell table:style-name="ce3"/>
          <table:table-cell table:style-name="ce2"/>
          <table:table-cell table:style-name="ce9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3</text:p>
          </table:table-cell>
          <table:table-cell table:style-name="ce2" office:value-type="string" calcext:value-type="string">
            <text:p>NTAMP-0003-100-1 </text:p>
          </table:table-cell>
          <table:table-cell table:style-name="ce6" office:value-type="string" calcext:value-type="string">
            <text:p>TZSKROB-0001 - Skrobaczka do szyb Frozen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7.1" calcext:value-type="currency">
            <text:p>17,10 zł</text:p>
          </table:table-cell>
        </table:table-row>
        <table:table-row table:style-name="ro2">
          <table:table-cell table:style-name="ce3" office:value-type="string" calcext:value-type="string">
            <text:p>T3</text:p>
          </table:table-cell>
          <table:table-cell table:style-name="ce2" office:value-type="string" calcext:value-type="string">
            <text:p>NTAMP-0003-100-1 </text:p>
          </table:table-cell>
          <table:table-cell table:style-name="ce2" office:value-type="string" calcext:value-type="string">
            <text:p>TZSKROB-0005 - Skrobaczka do szyb Osl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7.2" calcext:value-type="currency">
            <text:p>17,20 zł</text:p>
          </table:table-cell>
        </table:table-row>
        <table:table-row table:style-name="ro2">
          <table:table-cell table:style-name="ce3" office:value-type="string" calcext:value-type="string">
            <text:p>T3</text:p>
          </table:table-cell>
          <table:table-cell table:style-name="ce2" office:value-type="string" calcext:value-type="string">
            <text:p>NTAMP-0003-100-2 </text:p>
          </table:table-cell>
          <table:table-cell table:style-name="ce2" office:value-type="string" calcext:value-type="string">
            <text:p>TZSKROB-0001 - Skrobaczka do szyb Frozen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7.3" calcext:value-type="currency">
            <text:p>17,30 zł</text:p>
          </table:table-cell>
        </table:table-row>
        <table:table-row table:style-name="ro2">
          <table:table-cell table:style-name="ce3" office:value-type="string" calcext:value-type="string">
            <text:p>T3</text:p>
          </table:table-cell>
          <table:table-cell table:style-name="ce2" office:value-type="string" calcext:value-type="string">
            <text:p>NTAMP-0003-100-2 </text:p>
          </table:table-cell>
          <table:table-cell table:style-name="ce2" office:value-type="string" calcext:value-type="string">
            <text:p>TZSKROB-0005 - Skrobaczka do szyb Oslo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7.4" calcext:value-type="currency">
            <text:p>17,40 zł</text:p>
          </table:table-cell>
        </table:table-row>
        <table:table-row table:style-name="ro2">
          <table:table-cell table:style-name="ce3"/>
          <table:table-cell table:style-name="ce2" table:number-columns-repeated="3"/>
          <table:table-cell/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1 </text:p>
          </table:table-cell>
          <table:table-cell table:style-name="ce6" office:value-type="string" calcext:value-type="string">
            <text:p>TZPOZOS-0028 - Lusterko Chlo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7.6" calcext:value-type="currency">
            <text:p>17,60 zł</text:p>
          </table:table-cell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1 </text:p>
          </table:table-cell>
          <table:table-cell table:style-name="ce2" office:value-type="string" calcext:value-type="string">
            <text:p>TZPOZOS-0029 - Lusterko ze słomy pszenicznej Holl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7.7" calcext:value-type="currency">
            <text:p>17,70 zł</text:p>
          </table:table-cell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1 </text:p>
          </table:table-cell>
          <table:table-cell table:style-name="ce2" office:value-type="string" calcext:value-type="string">
            <text:p>TZPOZOS-0030 - Kieszonkowa szczotka Rene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7.8" calcext:value-type="currency">
            <text:p>17,80 zł</text:p>
          </table:table-cell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2 </text:p>
          </table:table-cell>
          <table:table-cell table:style-name="ce9" office:value-type="string" calcext:value-type="string">
            <text:p>TZPOZOS-0028 - Lusterko Chlo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7.9" calcext:value-type="currency">
            <text:p>17,90 zł</text:p>
          </table:table-cell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2 </text:p>
          </table:table-cell>
          <table:table-cell table:style-name="ce2" office:value-type="string" calcext:value-type="string">
            <text:p>TZPOZOS-0029 - Lusterko ze słomy pszenicznej Holly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8" calcext:value-type="currency">
            <text:p>18,00 zł</text:p>
          </table:table-cell>
        </table:table-row>
        <table:table-row table:style-name="ro2">
          <table:table-cell table:style-name="ce3" office:value-type="string" calcext:value-type="string">
            <text:p>T3-50</text:p>
          </table:table-cell>
          <table:table-cell table:style-name="ce2" office:value-type="string" calcext:value-type="string">
            <text:p>NTAMP-0003-50-2 </text:p>
          </table:table-cell>
          <table:table-cell table:style-name="ce2" office:value-type="string" calcext:value-type="string">
            <text:p>TZPOZOS-0030 - Kieszonkowa szczotka Renee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8.1" calcext:value-type="currency">
            <text:p>18,10 zł</text:p>
          </table:table-cell>
        </table:table-row>
        <table:table-row table:style-name="ro2">
          <table:table-cell table:style-name="ce3"/>
          <table:table-cell table:style-name="ce2" table:number-columns-repeated="3"/>
          <table:table-cell/>
        </table:table-row>
        <table:table-row table:style-name="ro2">
          <table:table-cell table:style-name="ce3" office:value-type="string" calcext:value-type="string">
            <text:p>T4</text:p>
          </table:table-cell>
          <table:table-cell table:style-name="ce2" office:value-type="string" calcext:value-type="string">
            <text:p>NTAMP-0004-20-1 </text:p>
          </table:table-cell>
          <table:table-cell table:style-name="ce6" office:value-type="string" calcext:value-type="string">
            <text:p>TZPOZOS-0024 - <text:s/>Okulary przeciwsłoneczn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8.3" calcext:value-type="currency">
            <text:p>18,30 zł</text:p>
          </table:table-cell>
        </table:table-row>
        <table:table-row table:style-name="ro2">
          <table:table-cell table:style-name="ce3"/>
          <table:table-cell table:style-name="ce2"/>
          <table:table-cell table:style-name="ce6"/>
          <table:table-cell table:style-name="ce2"/>
          <table:table-cell office:value-type="currency" office:currency="PLN" office:value="18.4" calcext:value-type="currency">
            <text:p>18,40 zł</text:p>
          </table:table-cell>
        </table:table-row>
        <table:table-row table:style-name="ro2">
          <table:table-cell table:style-name="ce3" office:value-type="string" calcext:value-type="string">
            <text:p>T5</text:p>
          </table:table-cell>
          <table:table-cell table:style-name="ce2" office:value-type="string" calcext:value-type="string">
            <text:p>NTAMP-0005-1000-1 </text:p>
          </table:table-cell>
          <table:table-cell table:style-name="ce6" office:value-type="string" calcext:value-type="string">
            <text:p>TZKUBEK-0013 - Kubek jednorazowy Frubi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8.5" calcext:value-type="currency">
            <text:p>18,50 zł</text:p>
          </table:table-cell>
        </table:table-row>
        <table:table-row table:style-name="ro2">
          <table:table-cell table:style-name="ce3" office:value-type="string" calcext:value-type="string">
            <text:p>T5</text:p>
          </table:table-cell>
          <table:table-cell table:style-name="ce2" office:value-type="string" calcext:value-type="string">
            <text:p>NTAMP-0005-1000-2 </text:p>
          </table:table-cell>
          <table:table-cell table:style-name="ce9" office:value-type="string" calcext:value-type="string">
            <text:p>TZKUBEK-0013 - Kubek jednorazowy Frubi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PLN" office:value="18.6" calcext:value-type="currency">
            <text:p>18,60 zł</text:p>
          </table:table-cell>
        </table:table-row>
        <table:table-row table:style-name="ro2">
          <table:table-cell table:style-name="ce3"/>
          <table:table-cell table:style-name="ce2"/>
          <table:table-cell table:style-name="ce9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6</text:p>
          </table:table-cell>
          <table:table-cell table:style-name="ce2" office:value-type="string" calcext:value-type="string">
            <text:p>NTAMP-0006-40-1 </text:p>
          </table:table-cell>
          <table:table-cell table:style-name="ce6" office:value-type="string" calcext:value-type="string">
            <text:p>TZBOMBK-0001 - Bombka choinkowa 80mm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8.8" calcext:value-type="currency">
            <text:p>18,80 zł</text:p>
          </table:table-cell>
        </table:table-row>
        <table:table-row table:style-name="ro2">
          <table:table-cell table:style-name="ce3"/>
          <table:table-cell table:style-name="ce2"/>
          <table:table-cell table:style-name="ce6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7</text:p>
          </table:table-cell>
          <table:table-cell table:style-name="ce2" office:value-type="string" calcext:value-type="string">
            <text:p>NTAMP-0007-10001 </text:p>
          </table:table-cell>
          <table:table-cell table:style-name="ce6" office:value-type="string" calcext:value-type="string">
            <text:p>TZANTYS-0001 - Piłeczka antystresowa Ball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9" calcext:value-type="currency">
            <text:p>19,00 zł</text:p>
          </table:table-cell>
        </table:table-row>
        <table:table-row table:style-name="ro2">
          <table:table-cell table:style-name="ce3"/>
          <table:table-cell table:style-name="ce2"/>
          <table:table-cell table:style-name="ce6"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8</text:p>
          </table:table-cell>
          <table:table-cell table:style-name="ce2" office:value-type="string" calcext:value-type="string">
            <text:p>NTAMP-0008-100-1 </text:p>
          </table:table-cell>
          <table:table-cell table:style-name="ce6" office:value-type="string" calcext:value-type="string">
            <text:p>TZKREDK-0001 - Kredki Bubu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9.2" calcext:value-type="currency">
            <text:p>19,20 zł</text:p>
          </table:table-cell>
        </table:table-row>
        <table:table-row table:style-name="ro2">
          <table:table-cell table:style-name="ce3" office:value-type="string" calcext:value-type="string">
            <text:p>T8</text:p>
          </table:table-cell>
          <table:table-cell table:style-name="ce2" office:value-type="string" calcext:value-type="string">
            <text:p>NTAMP-0008-100-1 </text:p>
          </table:table-cell>
          <table:table-cell table:style-name="ce10" office:value-type="string" calcext:value-type="string">
            <text:p>TZPOZOS-0031 - Słomki papierowe Farg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9.3" calcext:value-type="currency">
            <text:p>19,30 zł</text:p>
          </table:table-cell>
        </table:table-row>
        <table:table-row table:style-name="ro2">
          <table:table-cell table:style-name="ce3"/>
          <table:table-cell table:style-name="ce2"/>
          <table:table-cell table:style-name="ce10"/>
          <table:table-cell table:style-name="ce2"/>
          <table:table-cell/>
        </table:table-row>
        <table:table-row table:style-name="ro2">
          <table:table-cell table:number-columns-repeated="2" table:style-name="ce12" office:value-type="string" calcext:value-type="string">
            <text:p>RZEPY – 1</text:p>
          </table:table-cell>
          <table:table-cell table:style-name="ce6" office:value-type="string" calcext:value-type="string">
            <text:p>Rzep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9.5" calcext:value-type="currency">
            <text:p>19,50 zł</text:p>
          </table:table-cell>
        </table:table-row>
        <table:table-row table:style-name="ro2">
          <table:table-cell table:style-name="ce12" table:number-columns-repeated="2"/>
          <table:table-cell table:style-name="ce6"/>
          <table:table-cell table:style-name="ce2"/>
          <table:table-cell/>
        </table:table-row>
        <table:table-row table:style-name="ro2">
          <table:table-cell table:number-columns-repeated="2" table:style-name="ce12" office:value-type="string" calcext:value-type="string">
            <text:p>RZEPY – 2</text:p>
          </table:table-cell>
          <table:table-cell table:style-name="ce6" office:value-type="string" calcext:value-type="string">
            <text:p>Rzepy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PLN" office:value="19.7" calcext:value-type="currency">
            <text:p>19,70 zł</text:p>
          </table:table-cell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3">
          <table:table-cell table:style-name="ce12" table:number-columns-spanned="2" table:number-rows-spanned="1"/>
          <table:covered-table-cell table:style-name="ce5"/>
          <table:table-cell table:style-name="ce2" table:number-columns-repeated="2"/>
          <table:table-cell/>
        </table:table-row>
        <table:table-row table:style-name="ro4" table:number-rows-repeated="104836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18P0" style:volatile="true">
      <number:number number:decimal-places="8" number:min-decimal-places="8" number:min-integer-digits="1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pl" number:country="PL">zł</number:currency-symbol>
      <style:map style:condition="value()&gt;=0" style:apply-style-name="N118P0"/>
    </number:currency-style>
    <number:number-style style:name="N119">
      <number:number number:decimal-places="8" number:min-decimal-places="8" number:min-integer-digits="1"/>
    </number:number-style>
    <number:currency-style style:name="N121P0" style:volatile="true">
      <number:number number:decimal-places="6" number:min-decimal-places="6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number-style style:name="N122">
      <number:number number:decimal-places="4" number:min-decimal-places="4" number:min-integer-digits="1"/>
    </number:number-style>
    <number:currency-style style:name="N124P0" style:volatile="true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number-style style:name="N125">
      <number:number number:decimal-places="5" number:min-decimal-places="5" number:min-integer-digits="1"/>
    </number:number-style>
    <number:currency-style style:name="N127P0" style:volatile="true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27P0"/>
    </number:currency-style>
    <number:number-style style:name="N128">
      <number:number number:decimal-places="3" number:min-decimal-places="3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0" number:min-decimal-places="0" number:min-integer-digits="2">
        <number:embedded-text number:position="1">:</number:embedded-text>
      </number:number>
    </number:number-style>
    <number:number-style style:name="N131">
      <number:number number:decimal-places="2" number:min-decimal-places="2" number:min-integer-digits="2" number:display-factor="1000"/>
      <number:text>kW</number:text>
    </number:number-style>
    <number:number-style style:name="N132">
      <number:number number:decimal-places="0" number:min-decimal-places="0" number:min-integer-digits="2" number:display-factor="1000"/>
      <number:text>kW</number:text>
    </number:number-style>
    <number:number-style style:name="N133">
      <number:text>kW</number:text>
    </number:number-style>
    <number:number-style style:name="N134">
      <number:text>21 Kw</number:text>
    </number:number-style>
    <number:currency-style style:name="N135">
      <number:number number:decimal-places="2" number:min-decimal-places="2" number:min-integer-digits="1"/>
      <number:text> </number:text>
      <number:currency-symbol>kWh</number:currency-symbol>
    </number:currency-style>
    <number:currency-style style:name="N136">
      <number:number number:decimal-places="0" number:min-decimal-places="0" number:min-integer-digits="1"/>
      <number:text> </number:text>
      <number:currency-symbol>kWh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5:07:42.953000000</meta:creation-date>
    <dc:date>2022-08-24T08:12:54.841000000</dc:date>
    <meta:editing-duration>PT28M</meta:editing-duration>
    <meta:editing-cycles>11</meta:editing-cycles>
    <meta:generator>LibreOffice/7.3.5.2$Windows_X86_64 LibreOffice_project/184fe81b8c8c30d8b5082578aee2fed2ea847c01</meta:generator>
    <meta:document-statistic meta:table-count="1" meta:cell-count="930" meta:object-count="0"/>
  </office:meta>
</office:document-meta>
</file>